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E80000005F7258087F036246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1c1eb9" officeooo:paragraph-rsid="001c1eb9"/>
    </style:style>
    <style:style style:name="P2" style:family="paragraph" style:parent-style-name="Text_20_body">
      <style:text-properties officeooo:rsid="001c1eb9" officeooo:paragraph-rsid="001c1eb9"/>
    </style:style>
    <style:style style:name="P3" style:family="paragraph" style:parent-style-name="Text_20_body">
      <style:text-properties fo:font-size="14pt" officeooo:rsid="001c7df3" officeooo:paragraph-rsid="001c7df3" style:font-size-asian="12.25pt" style:font-size-complex="14pt"/>
    </style:style>
    <style:style style:name="P4" style:family="paragraph" style:parent-style-name="Text_20_body">
      <style:paragraph-properties fo:margin-top="0cm" fo:margin-bottom="0cm" loext:contextual-spacing="false"/>
      <style:text-properties fo:font-size="14pt" officeooo:rsid="001c1eb9" officeooo:paragraph-rsid="001c1eb9" style:font-size-asian="12.25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c1eb9" officeooo:paragraph-rsid="001c1eb9"/>
    </style:style>
    <style:style style:name="P6" style:family="paragraph" style:parent-style-name="Title">
      <style:text-properties officeooo:rsid="001c1eb9" officeooo:paragraph-rsid="001c1e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x="-0.187cm" svg:y="-1.446cm" svg:width="17cm" svg:height="1.614cm" draw:z-index="0"><draw:image xlink:href="Pictures/10000201000003E80000005F7258087F036246FE.png" xlink:type="simple" xlink:show="embed" xlink:actuate="onLoad" loext:mime-type="image/png"/></draw:frame>C++ Assignment</text:p>
      <text:p text:style-name="P1">Name: Atul Raj</text:p>
      <text:p text:style-name="P2"/>
      <text:p text:style-name="P4">1.class Student{</text:p>
      <text:p text:style-name="P4"><text:s text:c="3"/>private:</text:p>
      <text:p text:style-name="P4"><text:s text:c="3"/>int admno;</text:p>
      <text:p text:style-name="P4"><text:s text:c="4"/>char sname[20];</text:p>
      <text:p text:style-name="P4"><text:s text:c="4"/>float eng, math, science, total;</text:p>
      <text:p text:style-name="P4"/>
      <text:p text:style-name="P4"><text:s text:c="4"/>float ctotal(){</text:p>
      <text:p text:style-name="P4"><text:s text:c="8"/>return eng + math + science;</text:p>
      <text:p text:style-name="P4"><text:s text:c="4"/>}</text:p>
      <text:p text:style-name="P4"><text:s text:c="4"/>public:</text:p>
      <text:p text:style-name="P4"><text:s text:c="4"/>void takedata(){</text:p>
      <text:p text:style-name="P4"/>
      <text:p text:style-name="P4"><text:s text:c="8"/>cout&lt;&lt;"Enter Addmission Number:"; cin&gt;&gt;admno;</text:p>
      <text:p text:style-name="P4"><text:s text:c="8"/>cin.ignore();</text:p>
      <text:p text:style-name="P4"><text:s text:c="8"/>cout&lt;&lt;"Enter name:"; gets(sname);</text:p>
      <text:p text:style-name="P4"><text:s text:c="8"/>cout&lt;&lt;"Enter the marks in English:"; cin&gt;&gt;eng;</text:p>
      <text:p text:style-name="P4"><text:s text:c="8"/>cout&lt;&lt;"Enter the marks in Science:"; cin&gt;&gt;science;</text:p>
      <text:p text:style-name="P4"><text:s text:c="8"/>cout&lt;&lt;"Enter the marks in Mathematics:"; cin&gt;&gt;math;</text:p>
      <text:p text:style-name="P4"><text:s text:c="8"/>for(int i = 0; i &lt; 20; i++)</text:p>
      <text:p text:style-name="P4"><text:s text:c="12"/>cout&lt;&lt;"*";</text:p>
      <text:p text:style-name="P4"><text:s text:c="8"/>cout&lt;&lt;endl;</text:p>
      <text:p text:style-name="P4"><text:s text:c="7"/>total = ctotal();</text:p>
      <text:p text:style-name="P4"><text:s text:c="4"/>}</text:p>
      <text:p text:style-name="P4"><text:s text:c="4"/>void showdata(){</text:p>
      <text:p text:style-name="P4"><text:s text:c="8"/>cout&lt;&lt;"Addmission Number:"&lt;&lt;admno&lt;&lt;endl;</text:p>
      <text:p text:style-name="P4"><text:s text:c="8"/>cout&lt;&lt;"Name:"&lt;&lt;sname&lt;&lt;endl;</text:p>
      <text:p text:style-name="P4"><text:s text:c="8"/>cout&lt;&lt;"Marks in English:"&lt;&lt;eng&lt;&lt;endl;</text:p>
      <text:p text:style-name="P4"><text:s text:c="8"/>cout&lt;&lt;"Marks in Science:"&lt;&lt;science&lt;&lt;endl;</text:p>
      <text:p text:style-name="P4"><text:s text:c="8"/>cout&lt;&lt;"Marks in Mathematics:"&lt;&lt;math&lt;&lt;endl;</text:p>
      <text:p text:style-name="P4"><text:s text:c="8"/>cout&lt;&lt;"Total:"&lt;&lt;total&lt;&lt;endl;</text:p>
      <text:p text:style-name="P4"><text:s text:c="4"/>}};</text:p>
      <text:p text:style-name="P4"/>
      <text:p text:style-name="P2"/>
      <text:p text:style-name="P4"><text:soft-page-break/>2.<text:tab/>class Batsman{</text:p>
      <text:p text:style-name="P4"><text:s text:c="4"/>private:</text:p>
      <text:p text:style-name="P4"><text:s text:c="4"/>int bcode;</text:p>
      <text:p text:style-name="P4"><text:s text:c="4"/>char bname[20];</text:p>
      <text:p text:style-name="P4"><text:s text:c="4"/>int innings, notout, runs;</text:p>
      <text:p text:style-name="P4"><text:s text:c="4"/>float batavg;</text:p>
      <text:p text:style-name="P4"/>
      <text:p text:style-name="P4"><text:s text:c="4"/>float calavg(){</text:p>
      <text:p text:style-name="P4"><text:s text:c="8"/>if(innings == notout){</text:p>
      <text:p text:style-name="P4"><text:s text:c="12"/>batavg = runs;</text:p>
      <text:p text:style-name="P4"><text:s text:c="12"/>return batavg;</text:p>
      <text:p text:style-name="P4"><text:s text:c="8"/>}</text:p>
      <text:p text:style-name="P4"><text:s text:c="8"/>else{</text:p>
      <text:p text:style-name="P4"><text:s text:c="8"/>batavg = runs / (innings - notout);</text:p>
      <text:p text:style-name="P4"><text:s text:c="8"/>return <text:s/>batavg;</text:p>
      <text:p text:style-name="P4"><text:s text:c="8"/>}</text:p>
      <text:p text:style-name="P4"><text:s text:c="4"/>}</text:p>
      <text:p text:style-name="P4"><text:s text:c="4"/>public:</text:p>
      <text:p text:style-name="P4"><text:s text:c="4"/>void readdata(){</text:p>
      <text:p text:style-name="P4"><text:s text:c="8"/>cout&lt;&lt;"Enter your bcode:"; cin&gt;&gt;bcode;</text:p>
      <text:p text:style-name="P4"><text:s text:c="8"/>cin.ignore();</text:p>
      <text:p text:style-name="P4"><text:s text:c="8"/>cout&lt;&lt;"Enter Name:"; gets(bname);</text:p>
      <text:p text:style-name="P4"><text:s text:c="8"/>cout&lt;&lt;"Enter Innings:"; cin&gt;&gt;innings;</text:p>
      <text:p text:style-name="P4"><text:s text:c="8"/>cout&lt;&lt;"Enter Notout:"; cin&gt;&gt;notout;</text:p>
      <text:p text:style-name="P4"><text:s text:c="8"/>cout&lt;&lt;"Enter Runs:"; cin&gt;&gt;runs;</text:p>
      <text:p text:style-name="P4"><text:s text:c="8"/>cout&lt;&lt;"##############################\n"; <text:s text:c="2"/></text:p>
      <text:p text:style-name="P4"><text:s text:c="4"/>}</text:p>
      <text:p text:style-name="P4"><text:s text:c="4"/>void displaydata(){</text:p>
      <text:p text:style-name="P4"><text:s text:c="8"/>cout&lt;&lt;"Bcode:"&lt;&lt;bcode&lt;&lt;endl;</text:p>
      <text:p text:style-name="P4"><text:s text:c="8"/>cout&lt;&lt;"Name:"&lt;&lt;bname&lt;&lt;endl;</text:p>
      <text:p text:style-name="P4"><text:s text:c="8"/>cout&lt;&lt;"Innings:"&lt;&lt;innings&lt;&lt;endl;</text:p>
      <text:p text:style-name="P4"><text:s text:c="8"/>cout&lt;&lt;"Notout:"&lt;&lt;notout&lt;&lt;endl;</text:p>
      <text:p text:style-name="P4"><text:s text:c="8"/>cout&lt;&lt;"Runs:"&lt;&lt;runs&lt;&lt;endl;</text:p>
      <text:p text:style-name="P4"><text:s text:c="8"/>cout&lt;&lt;"The average is "&lt;&lt;batavg&lt;&lt;endl;</text:p>
      <text:p text:style-name="P4"><text:s text:c="8"/>cout&lt;&lt;"##############################\n";</text:p>
      <text:p text:style-name="P4"><text:s text:c="4"/>}</text:p>
      <text:p text:style-name="P4">};</text:p>
      <text:p text:style-name="P2"/>
      <text:p text:style-name="P2"/>
      <text:p text:style-name="P4"><text:soft-page-break/>3.<text:tab/>class TEST{</text:p>
      <text:p text:style-name="P4"><text:s text:c="4"/>private:</text:p>
      <text:p text:style-name="P4"><text:s text:c="4"/>int TestCode, NoCandidate, CenterReqd;</text:p>
      <text:p text:style-name="P4"><text:s text:c="4"/>string Description;</text:p>
      <text:p text:style-name="P4"><text:s text:c="4"/>void CALCNTR(){</text:p>
      <text:p text:style-name="P4"><text:s text:c="8"/>CenterReqd = NoCandidate / 100 + 1; <text:s text:c="4"/></text:p>
      <text:p text:style-name="P4"><text:s text:c="4"/>}</text:p>
      <text:p text:style-name="P4"><text:s text:c="4"/>public:</text:p>
      <text:p text:style-name="P4"><text:s text:c="4"/>void SCHEDULE(){</text:p>
      <text:p text:style-name="P4"><text:s text:c="8"/>cout&lt;&lt;"Enter TestCode:"; cin&gt;&gt;TestCode;</text:p>
      <text:p text:style-name="P4"><text:s text:c="8"/>cin.ignore();</text:p>
      <text:p text:style-name="P4"><text:s text:c="8"/>cout&lt;&lt;"Description:";</text:p>
      <text:p text:style-name="P4"><text:s text:c="9"/>getline(cin, Description);</text:p>
      <text:p text:style-name="P4"><text:s text:c="8"/>cout&lt;&lt;"Number of Candidate:"; cin&gt;&gt;NoCandidate;</text:p>
      <text:p text:style-name="P4"><text:s text:c="8"/>cout&lt;&lt;"############################\n";</text:p>
      <text:p text:style-name="P4"><text:s text:c="8"/>CALCNTR();</text:p>
      <text:p text:style-name="P4"><text:s text:c="4"/>}</text:p>
      <text:p text:style-name="P4"><text:s text:c="4"/>void DISPTEST(){</text:p>
      <text:p text:style-name="P4"><text:s text:c="8"/>cout&lt;&lt;"TestCode:"&lt;&lt;TestCode&lt;&lt;endl;</text:p>
      <text:p text:style-name="P4"><text:s text:c="8"/>cout&lt;&lt;"Description:"&lt;&lt;Description&lt;&lt;endl;</text:p>
      <text:p text:style-name="P4"><text:s text:c="8"/>cout&lt;&lt;"Number of Candidate:"&lt;&lt;NoCandidate&lt;&lt;endl;</text:p>
      <text:p text:style-name="P4"><text:s text:c="8"/>cout&lt;&lt;"Centers required:"&lt;&lt;CenterReqd&lt;&lt;endl;</text:p>
      <text:p text:style-name="P4"><text:s text:c="8"/>cout&lt;&lt;"############################\n";</text:p>
      <text:p text:style-name="P4"><text:s text:c="4"/>}</text:p>
      <text:p text:style-name="P4">};</text:p>
      <text:p text:style-name="P5"/>
      <text:p text:style-name="P2"/>
      <text:p text:style-name="P3">4.<text:tab/>class FLIGHT{</text:p>
      <text:p text:style-name="P3"><text:s text:c="4"/>private:</text:p>
      <text:p text:style-name="P3"><text:s text:c="4"/>int Flight;</text:p>
      <text:p text:style-name="P3"><text:s text:c="4"/>string Destination;</text:p>
      <text:p text:style-name="P3"><text:s text:c="4"/>float Distance, Fuel;</text:p>
      <text:p text:style-name="P3"/>
      <text:p text:style-name="P3"><text:s text:c="4"/>void CALFUEL(){</text:p>
      <text:p text:style-name="P3"><text:s text:c="8"/>if(Distance &lt;= 1000)</text:p>
      <text:p text:style-name="P3"><text:s text:c="12"/>Fuel = 500;</text:p>
      <text:p text:style-name="P3"><text:soft-page-break/></text:p>
      <text:p text:style-name="P3"><text:s text:c="8"/>else if(Distance &gt; 1000 &amp;&amp; Distance &lt;= 2000)</text:p>
      <text:p text:style-name="P3"><text:s text:c="12"/>Fuel = 1100;</text:p>
      <text:p text:style-name="P3"><text:s text:c="8"/></text:p>
      <text:p text:style-name="P3"><text:s text:c="8"/>else if(Distance &gt; 2000)</text:p>
      <text:p text:style-name="P3"><text:s text:c="12"/>Fuel = 2200;</text:p>
      <text:p text:style-name="P3"><text:s text:c="4"/>}</text:p>
      <text:p text:style-name="P3"><text:s text:c="4"/>public:</text:p>
      <text:p text:style-name="P3"><text:s text:c="4"/>void FEEDINFO(){</text:p>
      <text:p text:style-name="P3"><text:s text:c="8"/>cout&lt;&lt;"Enter Flight Number:"; cin&gt;&gt;Flight;</text:p>
      <text:p text:style-name="P3"><text:s text:c="8"/>cin.ignore();</text:p>
      <text:p text:style-name="P3"><text:s text:c="8"/>cout&lt;&lt;"Destination:"; getline(cin,Destination);</text:p>
      <text:p text:style-name="P3"><text:s text:c="8"/>cout&lt;&lt;"Distance:"; cin&gt;&gt;Distance;</text:p>
      <text:p text:style-name="P3"><text:s text:c="8"/>cout&lt;&lt;"#############################\n"; <text:s text:c="3"/></text:p>
      <text:p text:style-name="P3"><text:s text:c="8"/>CALFUEL();</text:p>
      <text:p text:style-name="P3"><text:s text:c="4"/>}</text:p>
      <text:p text:style-name="P3"><text:s text:c="4"/>void SHOWINFO(){</text:p>
      <text:p text:style-name="P3"/>
      <text:p text:style-name="P3"><text:s text:c="8"/>cout&lt;&lt;"Flight Number:"&lt;&lt;Flight&lt;&lt;endl;</text:p>
      <text:p text:style-name="P3"><text:s text:c="8"/>cout&lt;&lt;"Destination:"&lt;&lt;Destination&lt;&lt;endl;</text:p>
      <text:p text:style-name="P3"><text:s text:c="8"/>cout&lt;&lt;"Distance:"&lt;&lt;Distance&lt;&lt;endl;</text:p>
      <text:p text:style-name="P3"><text:s text:c="8"/>cout&lt;&lt;"Fuel required:"&lt;&lt;Fuel&lt;&lt;endl;</text:p>
      <text:p text:style-name="P3"><text:s text:c="8"/>cout&lt;&lt;"#############################\n";</text:p>
      <text:p text:style-name="P3"><text:s text:c="4"/>}</text:p>
      <text:p text:style-name="P3">};</text:p>
      <text:p text:style-name="P3"/>
      <text:p text:style-name="P2"/>
      <text:p text:style-name="P2"/>
      <text:p text:style-name="P2"/>
      <text:p text:style-name="P3"><text:soft-page-break/>5.<text:tab/>class BOOK{</text:p>
      <text:p text:style-name="P3"/>
      <text:p text:style-name="P3"><text:s text:c="4"/>private:</text:p>
      <text:p text:style-name="P3"><text:s text:c="4"/>int BOOK_NO;</text:p>
      <text:p text:style-name="P3"><text:s text:c="4"/>char BOOKTITLE[20];</text:p>
      <text:p text:style-name="P3"><text:s text:c="4"/>float PRICE;</text:p>
      <text:p text:style-name="P3"><text:s text:c="4"/>int N;</text:p>
      <text:p text:style-name="P3"/>
      <text:p text:style-name="P3"><text:s text:c="4"/>void TOTALCOST(int){</text:p>
      <text:p text:style-name="P3"><text:s text:c="8"/>cout&lt;&lt;"Total Cost:"&lt;&lt;PRICE * N&lt;&lt;endl;</text:p>
      <text:p text:style-name="P3"><text:s text:c="4"/>}</text:p>
      <text:p text:style-name="P3"><text:s text:c="4"/>public:</text:p>
      <text:p text:style-name="P3"/>
      <text:p text:style-name="P3"><text:s text:c="4"/>void INPUT(){</text:p>
      <text:p text:style-name="P3"><text:s text:c="8"/>cout&lt;&lt;"Enter Book Number:"; cin&gt;&gt;BOOK_NO;</text:p>
      <text:p text:style-name="P3"><text:s text:c="8"/>cin.ignore();</text:p>
      <text:p text:style-name="P3"><text:s text:c="8"/>cout&lt;&lt;"Enter Book title:"; gets(BOOKTITLE);</text:p>
      <text:p text:style-name="P3"><text:s text:c="8"/>cout&lt;&lt;"Enter Price:"; cin&gt;&gt;PRICE;</text:p>
      <text:p text:style-name="P3"><text:s text:c="4"/>}</text:p>
      <text:p text:style-name="P3"/>
      <text:p text:style-name="P3"><text:s text:c="4"/>void PURCHASE(){</text:p>
      <text:p text:style-name="P3"><text:s text:c="6"/>cout&lt;&lt;"Enter the numbers of copies:"; cin&gt;&gt;N;</text:p>
      <text:p text:style-name="P3"><text:s text:c="6"/>TOTALCOST(N);</text:p>
      <text:p text:style-name="P3"><text:s text:c="4"/>}</text:p>
      <text:p text:style-name="P3">};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0T06:23:27.943499782</meta:creation-date>
    <dc:date>2020-05-30T06:39:44.795176792</dc:date>
    <meta:editing-duration>PT14S</meta:editing-duration>
    <meta:editing-cycles>1</meta:editing-cycles>
    <meta:generator>LibreOffice/6.3.6.2$MacOSX_X86_64 LibreOffice_project/2196df99b074d8a661f4036fca8fa0cbfa33a497</meta:generator>
    <meta:document-statistic meta:table-count="0" meta:image-count="1" meta:object-count="0" meta:page-count="5" meta:paragraph-count="144" meta:word-count="317" meta:character-count="3850" meta:non-whitespace-character-count="2805"/>
  </office:meta>
</office:document-meta>
</file>